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text:span text:style-name="T1">jacksenechal.com/resume</text:span></text:span></text:a><text:span text:style-name="T2"> </text:span><text:span text:style-name="T3">⬧</text:span><text:span text:style-name="T4"> </text:span><text:a xlink:type="simple" xlink:href="https://github.com/jacksenechal" office:name=""><text:span text:style-name="Definition"><text:span text:style-name="T5">github.com/jacksenechal</text:span></text:span></text:a></text:p>
      <text:h text:style-name="Heading_20_2" text:outline-level="2">Introduction</text:h>
      <text:p text:style-name="First_20_paragraph">I am an engineer with a passion for the future. I have a deep interest in the architecture of complex systems and facilitating emergence. I value foresight, innovation, multidimensional thinking, and appropriate application of technology. I am existentially intolerant of the status quo.</text:p>
      <text:p text:style-name="Text_20_body">Current professional interests include building tools for community self-organization, including tools for identity, trust, collaboration, annotation, and discovery. I'm fascinated with application and data ecosystems, and would like to see more flexibility and crossover between systems.</text:p>
      <text:p text:style-name="Text_20_body">My ideal workplace has a vibrant environment of innovation, a strong team practicing <text:span text:style-name="T6">Agile</text:span> methodologies, and a culture of excellence. It is more than a day job, it is a platform to launch big ideas. I bring <text:span text:style-name="T7">10+</text:span><text:span text:style-name="T8"> </text:span><text:span text:style-name="T9">years</text:span><text:span text:style-name="T10"> </text:span><text:span text:style-name="T11">of</text:span><text:span text:style-name="T12"> </text:span><text:span text:style-name="T13">industry</text:span><text:span text:style-name="T14"> </text:span><text:span text:style-name="T15">experience</text:span>, an appetite for challenges, and a broad understanding of the technological landscape.</text:p>
      <text:h text:style-name="Heading_20_2" text:outline-level="2">Languages and Technologies</text:h>
      <text:p text:style-name="First_20_paragraph">Programming experience with <text:span text:style-name="T16">Ruby</text:span>, Rails, <text:span text:style-name="T17">JavaScript</text:span>, CoffeeScript, Node.js, jQuery, D3, PHP, ActionScript, Flex, and SuperCollider. Limited experience with C/C++, Java, Perl and Python.</text:p>
      <text:p text:style-name="Text_20_body">Most comfortable developing with <text:span text:style-name="T18">Vim</text:span><text:span text:style-name="T19"> </text:span><text:span text:style-name="T20">on</text:span><text:span text:style-name="T21"> </text:span><text:span text:style-name="T22">Linux</text:span>.</text:p>
      <text:h text:style-name="Heading_20_2" text:outline-level="2">Open Source Projects</text:h>
      <text:p text:style-name="First_20_paragraph"><text:a xlink:type="simple" xlink:href="http://enlightenedstructure.org" office:name=""><text:span text:style-name="Definition">Enlightened Structure</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h text:style-name="Heading_20_2" text:outline-level="2">Education</text:h>
      <text:p text:style-name="First_20_paragraph"><text:span text:style-name="T23">Bachelor</text:span><text:span text:style-name="T24"> </text:span><text:span text:style-name="T25">of</text:span><text:span text:style-name="T26"> </text:span><text:span text:style-name="T27">Arts</text:span> from the <text:a xlink:type="simple" xlink:href="http://unca.edu" office:name=""><text:span text:style-name="Definition">University of North Carolina at Asheville</text:span></text:a> (May, 2003)</text:p>
      <text:list text:style-name="L3">
        <text:list-item>
          <text:p text:style-name="P3">Major in <text:span text:style-name="T28">mathematics</text:span>, minor in <text:span text:style-name="T29">computer</text:span><text:span text:style-name="T30"> </text:span><text:span text:style-name="T31">science</text:span></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Clairvision School of Meditation</text:p>
      <text:list text:style-name="L4">
        <text:list-item>
          <text:p text:style-name="P4">Multiple volunteer projects over 15 years as a student.</text:p>
        </text:list-item>
        <text:list-item>
          <text:p text:style-name="P4">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4">Helped to develop electronic music systems using open source tools. Trained a team of musicians in basic programming. Wrote arpeggiator and sampler patches for SuperCollider. Prototyped Reactable clone in PureData. (2011)</text:p>
        </text:list-item>
        <text:list-item>
          <text:p text:style-name="P4">Developed Java search engine for knowledge base, website development including JavaScript shipping estimator. (2000)</text:p>
        </text:list-item>
      </text:list>
      <text:p text:style-name="First_20_paragraph"><text:a xlink:type="simple" xlink:href="http://superluminal.is/" office:name=""><text:span text:style-name="Definition">Superluminal Systems</text:span></text:a> August 2013 - January 2014</text:p>
      <text:list text:style-name="L5">
        <text:list-item>
          <text:p text:style-name="P5">Helped to develop and launch the first client site based on the Superluminal Learning Management System.</text:p>
        </text:list-item>
        <text:list-item>
          <text:p text:style-name="P5">Collaborated on innovative user interface elements using D3 and CoffeeScript.</text:p>
        </text:list-item>
        <text:list-item>
          <text:p text:style-name="P5">Wordpress plugin wrangling, development and customization.</text:p>
        </text:list-item>
      </text:list>
      <text:p text:style-name="First_20_paragraph"><text:a xlink:type="simple" xlink:href="http://opentestpro.com" office:name=""><text:span text:style-name="Definition">OpenTest Pro, LLC</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Independent Contracting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OnForce, Inc</text:span></text:a> - New York, NY June 2006 - December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JBA Network</text:span></text:a> - Asheville, NC June 2003 - December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US Navy FNMOD - Asheville, NC May 2001 - August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Various - Asheville, NC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32">Excellent</text:span><text:span text:style-name="T33"> </text:span><text:span text:style-name="T34">References</text:span><text:span text:style-name="T35"> </text:span><text:span text:style-name="T36">Available</text:span><text:span text:style-name="T37"> </text:span><text:span text:style-name="T38">Upon</text:span><text:span text:style-name="T39"> </text:span><text:span text:style-name="T4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